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555cm"/>
    </style:style>
    <style:style style:name="gr5" style:family="graphic" style:parent-style-name="standard">
      <style:graphic-properties draw:stroke="none" draw:fill="none" fo:min-height="1.89cm"/>
    </style:style>
    <style:style style:name="gr6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0.15cm"/>
    </style:style>
    <style:style style:name="gr9" style:family="graphic" style:parent-style-name="standard">
      <style:graphic-properties draw:stroke="none" draw:fill="none" fo:min-height="19.967cm"/>
    </style:style>
    <style:style style:name="gr10" style:family="graphic" style:parent-style-name="standard">
      <style:graphic-properties draw:stroke="none" draw:fill="none" fo:min-height="2.703cm"/>
    </style:style>
    <style:style style:name="gr11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text-properties fo:font-size="70pt" style:font-size-asian="70pt" style:font-size-complex="70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P9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0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70pt" style:font-size-asian="70pt" style:font-size-complex="70pt"/>
    </style:style>
    <style:style style:name="T4" style:family="text">
      <style:text-properties fo:color="#e47c48" fo:font-family="Menlo-Regular" fo:font-size="40pt" style:font-family-asian="Menlo-Regular" style:font-size-asian="40pt" style:font-family-complex="Menlo-Regular" style:font-size-complex="40pt"/>
    </style:style>
    <style:style style:name="T5" style:family="text">
      <style:text-properties fo:color="#ff2c38" fo:font-family="Menlo-Regular" fo:font-size="40pt" style:font-family-asian="Menlo-Regular" style:font-size-asian="40pt" style:font-family-complex="Menlo-Regular" style:font-size-complex="40pt"/>
    </style:style>
    <style:style style:name="T6" style:family="text">
      <style:text-properties fo:color="#e47c48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41cc45" fo:font-family="Menlo-Regular" fo:font-size="26pt" style:font-family-asian="Menlo-Regular" style:font-size-asian="26pt" style:font-family-complex="Menlo-Regular" style:font-size-complex="26pt"/>
    </style:style>
    <style:style style:name="T9" style:family="text">
      <style:text-properties fo:color="#e47c48" fo:font-family="Menlo-Regular" fo:font-size="26pt" style:font-family-asian="Menlo-Regular" style:font-size-asian="26pt" style:font-family-complex="Menlo-Regular" style:font-size-complex="26pt"/>
    </style:style>
    <style:style style:name="T10" style:family="text">
      <style:text-properties fo:color="#ff2c38" fo:font-family="Menlo-Regular" fo:font-size="26pt" style:font-family-asian="Menlo-Regular" style:font-size-asian="26pt" style:font-family-complex="Menlo-Regular" style:font-size-complex="26pt"/>
    </style:style>
    <style:style style:name="T11" style:family="text">
      <style:text-properties fo:color="#ffffff" fo:font-family="Menlo-Regular" fo:font-size="26pt" style:font-family-asian="Menlo-Regular" style:font-size-asian="26pt" style:font-family-complex="Menlo-Regular" style:font-size-complex="26pt"/>
    </style:style>
    <style:style style:name="T12" style:family="text">
      <style:text-properties fo:color="#00a0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2c38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86d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41cc45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d31895" fo:font-family="Menlo-Regular" fo:font-size="22pt" style:font-family-asian="Menlo-Regular" style:font-size-asian="22pt" style:font-family-complex="Menlo-Regular" style:font-size-complex="22pt"/>
    </style:style>
    <style:style style:name="T21" style:family="text">
      <style:text-properties fo:color="#ffffff" fo:font-family="Menlo-Regular" fo:font-size="22pt" style:font-family-asian="Menlo-Regular" style:font-size-asian="22pt" style:font-family-complex="Menlo-Regular" style:font-size-complex="22pt"/>
    </style:style>
    <style:style style:name="T22" style:family="text">
      <style:text-properties fo:color="#00a0ff" fo:font-family="Menlo-Regular" fo:font-size="22pt" style:font-family-asian="Menlo-Regular" style:font-size-asian="22pt" style:font-family-complex="Menlo-Regular" style:font-size-complex="22pt"/>
    </style:style>
    <style:style style:name="T23" style:family="text">
      <style:text-properties fo:color="#ff2c38" fo:font-family="Menlo-Regular" fo:font-size="22pt" style:font-family-asian="Menlo-Regular" style:font-size-asian="22pt" style:font-family-complex="Menlo-Regular" style:font-size-complex="22pt"/>
    </style:style>
    <style:style style:name="T24" style:family="text">
      <style:text-properties fo:color="#41cc45" fo:font-family="Menlo-Regular" fo:font-size="22pt" style:font-family-asian="Menlo-Regular" style:font-size-asian="22pt" style:font-family-complex="Menlo-Regular" style:font-size-complex="22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a0ff" fo:font-family="Menlo-Regular" fo:font-size="55pt" style:letter-kerning="true" style:font-family-asian="Menlo-Regular" style:font-size-asian="55pt" style:font-family-complex="Menlo-Regular" style:font-size-complex="55pt"/>
    </style:style>
    <style:style style:name="T27" style:family="text">
      <style:text-properties fo:color="#00a0ff" fo:font-family="Menlo-Regular" fo:font-size="55pt" style:font-family-asian="Menlo-Regular" style:font-size-asian="55pt" style:font-family-complex="Menlo-Regular" style:font-size-complex="55pt"/>
    </style:style>
    <style:style style:name="T28" style:family="text">
      <style:text-properties fo:color="#d31895" fo:font-family="Menlo-Regular" fo:font-size="55pt" style:font-family-asian="Menlo-Regular" style:font-size-asian="55pt" style:font-family-complex="Menlo-Regular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293cm" svg:x="1.601cm" svg:y="7.701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2" draw:text-style-name="P4" draw:layer="layout" svg:width="20cm" svg:height="20cm" svg:x="4.2cm" svg:y="0.5cm">
          <draw:image xlink:href="../images/link-to-p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27.999cm" svg:height="14.943cm" svg:x="0.005cm" svg:y="3.07cm">
          <draw:image xlink:href="../images/diagrams/IMG_93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4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3" draw:text-style-name="P3" draw:layer="layout" svg:width="11.8cm" svg:height="1.424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293cm" svg:x="1cm" svg:y="7.22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5" draw:layer="layout" svg:width="25.199cm" svg:height="3.506cm" svg:x="1.001cm" svg:y="8.894cm" presentation:class="title" presentation:user-transformed="true">
          <draw:text-box>
            <text:p><text:span text:style-name="T3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4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4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4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5" draw:layer="layout" svg:width="25.199cm" svg:height="3.506cm" svg:x="1.003cm" svg:y="8.894cm" presentation:class="title" presentation:user-transformed="true">
          <draw:text-box>
            <text:p><text:span text:style-name="T3">Typical Workflow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4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5" draw:layer="layout" svg:width="25.199cm" svg:height="3.506cm" svg:x="1.002cm" svg:y="8.894cm" presentation:class="title" presentation:user-transformed="true">
          <draw:text-box>
            <text:p><text:span text:style-name="T3">It is a Rare Case</text:span></text:p>
          </draw:text-box>
        </draw:frame>
        <draw:frame presentation:style-name="pr1" draw:text-style-name="P5" draw:layer="layout" svg:width="10.599cm" svg:height="3.506cm" svg:x="13.201cm" svg:y="12.294cm" presentation:class="title" presentation:user-transformed="true">
          <draw:text-box>
            <text:p><text:span text:style-name="T3">Isn't it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4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4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7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7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7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4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4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4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4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4" draw:text-style-name="P9" draw:layer="layout" svg:width="27.2cm" svg:height="2.805cm" svg:x="0.5cm" svg:y="5.585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5" draw:text-style-name="P9" draw:layer="layout" svg:width="24.717cm" svg:height="2.14cm" svg:x="0.5cm" svg:y="13.7cm">
          <draw:text-box>
            <text:p text:style-name="P8"><text:span text:style-name="T4">#import </text:span><text:span text:style-name="T5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24.717cm" svg:height="2.14cm" svg:x="1.083cm" svg:y="1.4cm">
          <draw:text-box>
            <text:p text:style-name="P8"><text:span text:style-name="T4">#import </text:span><text:span text:style-name="T5">"AFHTTPRequestOperation.h"</text:span></text:p>
          </draw:text-box>
        </draw:frame>
        <draw:frame draw:style-name="gr2" draw:text-style-name="P4" draw:layer="layout" svg:width="27cm" svg:height="10.79cm" svg:x="0.5cm" svg:y="6.5cm">
          <draw:image xlink:href="../images/sub-project/3-us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5" draw:text-style-name="P9" draw:layer="layout" svg:width="26.537cm" svg:height="2.14cm" svg:x="0.6cm" svg:y="1.86cm">
          <draw:text-box>
            <text:p text:style-name="P8"><text:span text:style-name="T4">#import </text:span><text:span text:style-name="T5">&lt;AFNetworking/AFNetworking.h&gt;</text:span></text:p>
          </draw:text-box>
        </draw:frame>
        <draw:frame draw:style-name="gr2" draw:text-style-name="P4" draw:layer="layout" svg:width="27cm" svg:height="10.71cm" svg:x="0.465cm" svg:y="6.819cm">
          <draw:image xlink:href="../images/sub-project/2-head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4cm" svg:y="7.61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4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4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6" draw:text-style-name="P4" draw:layer="layout" svg:x1="7.9cm" svg:y1="7.2cm" svg:x2="19.9cm" svg:y2="11.49cm" draw:start-shape="id1" draw:end-shape="id2" svg:d="m7900 7200v2145h12000v2145">
          <text:p/>
        </draw:connector>
        <draw:line draw:style-name="gr7" draw:text-style-name="P4" draw:layer="layout" svg:x1="19.9cm" svg:y1="9.4cm" svg:x2="19.9cm" svg:y2="11.49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4.293cm" svg:x="1.005cm" svg:y="7.223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8" draw:text-style-name="P3" draw:layer="layout" svg:width="26.811cm" svg:height="20.489cm" svg:x="0.189cm" svg:y="0.431cm">
          <draw:text-box>
            <text:p><text:span text:style-name="T2">&lt;plist version="1.0"&gt;</text:span></text:p>
            <text:p><text:span text:style-name="T2">&lt;dict&gt;</text:span></text:p>
            <text:p><text:span text:style-name="T2"><text:tab/></text:span><text:span text:style-name="T2">&lt;key&gt;CFBundleDevelopmentRegion&lt;/key&gt;</text:span></text:p>
            <text:p><text:span text:style-name="T2"><text:tab/></text:span><text:span text:style-name="T2">&lt;string&gt;English&lt;/string&gt;</text:span></text:p>
            <text:p text:style-name="P8"><text:span text:style-name="T2"><text:tab/></text:span><text:span text:style-name="T2">&lt;key&gt;</text:span><text:span text:style-name="T6">CFBundleIdentifier</text:span><text:span text:style-name="T2">&lt;/key&gt;</text:span></text:p>
            <text:p text:style-name="P8"><text:span text:style-name="T2"><text:tab/></text:span><text:span text:style-name="T2">&lt;string&gt;</text:span><text:span text:style-name="T6">org.ocmock</text:span><text:span text:style-name="T2">&lt;/string&gt;</text:span></text:p>
            <text:p><text:span text:style-name="T2"><text:tab/></text:span><text:span text:style-name="T2">&lt;key&gt;CFBundleInfoDictionaryVersion&lt;/key&gt;</text:span></text:p>
            <text:p><text:span text:style-name="T2"><text:tab/></text:span><text:span text:style-name="T2">&lt;string&gt;6.0&lt;/string&gt;</text:span></text:p>
            <text:p text:style-name="P8"><text:span text:style-name="T2"><text:tab/></text:span><text:span text:style-name="T2">&lt;key&gt;</text:span><text:span text:style-name="T7">CFBundlePackageType</text:span><text:span text:style-name="T2">&lt;/key&gt;</text:span></text:p>
            <text:p text:style-name="P8"><text:span text:style-name="T2"><text:tab/></text:span><text:span text:style-name="T2">&lt;string&gt;</text:span><text:span text:style-name="T7">FMWK</text:span><text:span text:style-name="T2">&lt;/string&gt;</text:span></text:p>
            <text:p><text:span text:style-name="T2"><text:tab/></text:span><text:span text:style-name="T2">&lt;key&gt;CFBundleSignature&lt;/key&gt;</text:span></text:p>
            <text:p><text:span text:style-name="T2"><text:tab/></text:span><text:span text:style-name="T2">&lt;string&gt;????&lt;/string&gt;</text:span></text:p>
            <text:p text:style-name="P8"><text:span text:style-name="T2"><text:tab/></text:span><text:span text:style-name="T2">&lt;key&gt;</text:span><text:span text:style-name="T6">CFBundleVersion</text:span><text:span text:style-name="T2">&lt;/key&gt;</text:span></text:p>
            <text:p text:style-name="P8"><text:span text:style-name="T2"><text:tab/></text:span><text:span text:style-name="T2">&lt;string&gt;</text:span><text:span text:style-name="T6">2.2.3</text:span><text:span text:style-name="T2">&lt;/string&gt;</text:span></text:p>
            <text:p><text:span text:style-name="T2">&lt;/dict&gt;</text:span></text:p>
            <text:p><text:span text:style-name="T2">&lt;/plis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9cm" svg:height="3.506cm" svg:x="1.007cm" svg:y="7.617cm" presentation:class="title" presentation:user-transformed="true">
          <draw:text-box>
            <text:p><text:span text:style-name="T1">One More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9" draw:text-style-name="P10" draw:layer="layout" svg:width="27cm" svg:height="20.217cm" svg:x="0.4cm" svg:y="0.183cm">
          <draw:text-box>
            <text:p text:style-name="P8"><text:span text:style-name="T8">// Pure C headers go here</text:span></text:p>
            <text:p text:style-name="P8"><text:span text:style-name="T9">#include </text:span><text:span text:style-name="T10">&lt;math.h&gt;</text:span></text:p>
            <text:p text:style-name="P8"><text:span text:style-name="T11"/></text:p>
            <text:p text:style-name="P8"><text:span text:style-name="T9">#ifdef __cplusplus</text:span></text:p>
            <text:p text:style-name="P8"><text:span text:style-name="T11"><text:s text:c="4"/></text:span><text:span text:style-name="T8">// Pure C++ headers go here</text:span></text:p>
            <text:p text:style-name="P8"><text:span text:style-name="T9"><text:s text:c="4"/></text:span><text:span text:style-name="T9">#include </text:span><text:span text:style-name="T10">&lt;vector&gt;</text:span></text:p>
            <text:p text:style-name="P8"><text:span text:style-name="T9">#endif</text:span></text:p>
            <text:p text:style-name="P8"><text:span text:style-name="T11"/></text:p>
            <text:p text:style-name="P8"><text:span text:style-name="T9">#ifdef __OBJC__</text:span></text:p>
            <text:p text:style-name="P8"><text:span text:style-name="T9"><text:s text:c="4"/></text:span><text:span text:style-name="T8">// Objective-C headers go here</text:span></text:p>
            <text:p text:style-name="P8"><text:span text:style-name="T9"><text:s text:c="4"/></text:span><text:span text:style-name="T9">#import </text:span><text:span text:style-name="T10">&lt;Foundation/Foundation.h&gt;</text:span></text:p>
            <text:p text:style-name="P8"><text:span text:style-name="T11"/></text:p>
            <text:p text:style-name="P8"><text:span text:style-name="T9"><text:s text:c="4"/></text:span><text:span text:style-name="T9">#ifdef __cplusplus</text:span></text:p>
            <text:p text:style-name="P8"><text:span text:style-name="T9"><text:s text:c="8"/></text:span><text:span text:style-name="T9">#import </text:span><text:span text:style-name="T10">"MyObjectiveCppClass.h"</text:span></text:p>
            <text:p text:style-name="P8"><text:span text:style-name="T9"><text:s text:c="4"/></text:span><text:span text:style-name="T9">#endif</text:span></text:p>
            <text:p text:style-name="P8"><text:span text:style-name="T9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draw:style-name="gr10" draw:text-style-name="P11" draw:layer="layout" svg:width="25.415cm" svg:height="4.505cm" svg:x="1cm" svg:y="9.8cm">
          <draw:text-box>
            <text:p text:style-name="P8"><text:span text:style-name="T12">NSDictionary</text:span><text:span text:style-name="T13">* errorMessages;</text:span></text:p>
            <text:p><text:span text:style-name="T12">NSLog</text:span><text:span text:style-name="T13">( </text:span><text:span text:style-name="T14">@"%@"</text:span><text:span text:style-name="T13">, errorMessages[ </text:span><text:span text:style-name="T15">@(</text:span><text:span text:style-name="T13"> errorCode </text:span><text:span text:style-name="T15">)</text:span><text:span text:style-name="T13"> ] <text:s/>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draw:style-name="gr10" draw:text-style-name="P11" draw:layer="layout" svg:width="25.415cm" svg:height="4.505cm" svg:x="1.385cm" svg:y="8.295cm">
          <draw:text-box>
            <text:p text:style-name="P8"><text:span text:style-name="T12">std</text:span><text:span text:style-name="T13">::</text:span><text:span text:style-name="T12">map</text:span><text:span text:style-name="T13">&lt; </text:span><text:span text:style-name="T12">NSInteger</text:span><text:span text:style-name="T13">, </text:span><text:span text:style-name="T12">NSString</text:span><text:span text:style-name="T13">* &gt; errorMessages;</text:span></text:p>
            <text:p><text:span text:style-name="T12">NSLog</text:span><text:span text:style-name="T13">( </text:span><text:span text:style-name="T14">@"%@"</text:span><text:span text:style-name="T13">, errorMessages[ errorCode ] );</text:span></text:p>
            <text:p text:style-name="P8"><text:span text:style-name="T13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8" draw:text-style-name="P11" draw:layer="layout" svg:width="27.2cm" svg:height="20.4cm" svg:x="0.4cm" svg:y="0.2cm">
          <draw:text-box>
            <text:p text:style-name="P8"><text:span text:style-name="T16">void</text:span><text:span text:style-name="T17"> bad(</text:span><text:span text:style-name="T16">const</text:span><text:span text:style-name="T17"> </text:span><text:span text:style-name="T16">char</text:span><text:span text:style-name="T17">* p)</text:span></text:p>
            <text:p text:style-name="P8"><text:span text:style-name="T17">{</text:span></text:p>
            <text:p text:style-name="P8"><text:span text:style-name="T17"><text:s text:c="4"/></text:span><text:span text:style-name="T18">FILE</text:span><text:span text:style-name="T17">* fh = </text:span><text:span text:style-name="T18">fopen</text:span><text:span text:style-name="T17">(p,</text:span><text:span text:style-name="T7">"r"</text:span><text:span text:style-name="T17">); </text:span><text:span text:style-name="T19">// acquire</text:span></text:p>
            <text:p text:style-name="P8"><text:span text:style-name="T17"><text:s text:c="4"/></text:span></text:p>
            <text:p text:style-name="P8"><text:span text:style-name="T17"><text:s text:c="4"/></text:span></text:p>
            <text:p text:style-name="P8"><text:span text:style-name="T17"><text:s text:c="4"/></text:span><text:span text:style-name="T19">// use f</text:span></text:p>
            <text:p text:style-name="P8"><text:span text:style-name="T17"><text:s text:c="4"/></text:span><text:span text:style-name="T16">if</text:span><text:span text:style-name="T17"> ( someCondition )</text:span></text:p>
            <text:p text:style-name="P8"><text:span text:style-name="T17"><text:s text:c="4"/></text:span><text:span text:style-name="T17">{</text:span></text:p>
            <text:p text:style-name="P8"><text:span text:style-name="T17"><text:s text:c="8"/></text:span><text:span text:style-name="T19">// Oops! File handle leaks</text:span></text:p>
            <text:p text:style-name="P8"><text:span text:style-name="T17"><text:s text:c="8"/></text:span><text:span text:style-name="T16">return</text:span><text:span text:style-name="T17">;</text:span></text:p>
            <text:p text:style-name="P8"><text:span text:style-name="T17"><text:s text:c="4"/></text:span><text:span text:style-name="T17">}</text:span></text:p>
            <text:p text:style-name="P8"><text:span text:style-name="T17"/></text:p>
            <text:p text:style-name="P8"><text:span text:style-name="T17"><text:s text:c="4"/></text:span><text:span text:style-name="T18">fclose</text:span><text:span text:style-name="T17">( fh ); </text:span><text:span text:style-name="T19">// release</text:span></text:p>
            <text:p text:style-name="P8"><text:span text:style-name="T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11" draw:text-style-name="P12" draw:layer="layout" svg:width="27.6cm" svg:height="20.8cm" svg:x="0.2cm" svg:y="0cm">
          <draw:text-box>
            <text:p text:style-name="P8"><text:span text:style-name="T20">void</text:span><text:span text:style-name="T21"> good(</text:span><text:span text:style-name="T20">const</text:span><text:span text:style-name="T21"> </text:span><text:span text:style-name="T20">char</text:span><text:span text:style-name="T21">* p)</text:span></text:p>
            <text:p text:style-name="P8"><text:span text:style-name="T21">{</text:span></text:p>
            <text:p text:style-name="P8"><text:span text:style-name="T21"><text:s text:c="4"/></text:span><text:span text:style-name="T22">FILE</text:span><text:span text:style-name="T21">* fh = </text:span><text:span text:style-name="T22">fopen</text:span><text:span text:style-name="T21">(p,</text:span><text:span text:style-name="T23">"r"</text:span><text:span text:style-name="T21">); </text:span><text:span text:style-name="T24">// acquire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the block to perform cleanup actions</text:span></text:p>
            <text:p text:style-name="P8"><text:span text:style-name="T21"><text:s text:c="4"/></text:span><text:span text:style-name="T21">GuardCallbackBlock releaseBlock_ = ^</text:span><text:span text:style-name="T20">void</text:span><text:span text:style-name="T21">( </text:span><text:span text:style-name="T20">void</text:span><text:span text:style-name="T21">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1">fclose( fh );</text:span></text:p>
            <text:p text:style-name="P8"><text:span text:style-name="T21"><text:s text:c="4"/></text:span><text:span text:style-name="T21">};</text:span></text:p>
            <text:p text:style-name="P8"><text:span text:style-name="T21"><text:s text:c="4"/></text:span></text:p>
            <text:p text:style-name="P8"><text:span text:style-name="T21"><text:s text:c="4"/></text:span><text:span text:style-name="T24">// creating a guard</text:span></text:p>
            <text:p text:style-name="P8"><text:span text:style-name="T21"><text:s text:c="4"/></text:span><text:span text:style-name="T21">ObjcScopedGuard guard( releaseBlock_ );</text:span></text:p>
            <text:p text:style-name="P8"><text:span text:style-name="T25"><text:s text:c="4"/></text:span></text:p>
            <text:p text:style-name="P8"><text:span text:style-name="T21"><text:s text:c="4"/></text:span><text:span text:style-name="T20">if</text:span><text:span text:style-name="T21"> ( someCondition )</text:span></text:p>
            <text:p text:style-name="P8"><text:span text:style-name="T21"><text:s text:c="4"/></text:span><text:span text:style-name="T21">{</text:span></text:p>
            <text:p text:style-name="P8"><text:span text:style-name="T21"><text:s text:c="8"/></text:span><text:span text:style-name="T24">// Now the scoped guard will release the resource</text:span></text:p>
            <text:p text:style-name="P8"><text:span text:style-name="T21"><text:s text:c="8"/></text:span><text:span text:style-name="T20">return</text:span><text:span text:style-name="T21">;</text:span></text:p>
            <text:p text:style-name="P8"><text:span text:style-name="T21"><text:s text:c="4"/></text:span><text:span text:style-name="T21">}</text:span></text:p>
            <text:p text:style-name="P8"><text:span text:style-name="T2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293cm" svg:x="1.01cm" svg:y="7.224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4" draw:text-style-name="P2" draw:layer="layout" svg:width="22.498cm" svg:height="4.338cm" svg:x="2.6cm" svg:y="2.862cm">
          <draw:text-box>
            <text:p text:style-name="P8"><text:span text:style-name="T26">malloc()</text:span></text:p>
          </draw:text-box>
        </draw:frame>
        <draw:frame presentation:style-name="pr4" draw:text-style-name="P2" draw:layer="layout" svg:width="27cm" svg:height="4.338cm" svg:x="0.6cm" svg:y="13cm">
          <draw:text-box>
            <text:p text:style-name="P8"><text:span text:style-name="T1">std::</text:span><text:span text:style-name="T27">vector</text:span><text:span text:style-name="T1">&lt;</text:span><text:span text:style-name="T28">unsigned char</text:span><text:span text:style-name="T1">&gt;</text:span></text:p>
          </draw:text-box>
        </draw:frame>
        <draw:line draw:style-name="gr7" draw:text-style-name="P4" draw:layer="layout" svg:x1="13.6cm" svg:y1="6cm" svg:x2="8.6cm" svg:y2="14.2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2T14:52:10.580501000</meta:creation-date>
    <dc:date>2014-03-13T13:45:51</dc:date>
    <meta:editing-duration>PT7H1M42S</meta:editing-duration>
    <meta:editing-cycles>122</meta:editing-cycles>
    <meta:generator>LibreOffice/3.5$MacOSX_x86 LibreOffice_project/281b639-6baa1d3-ef66a77-d866f25-f36d45f</meta:generator>
    <meta:document-statistic meta:object-count="200"/>
  </office:meta>
</office:document-meta>
</file>